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d2b2" officeooo:paragraph-rsid="0018d2b2"/>
    </style:style>
    <style:style style:name="P2" style:family="paragraph" style:parent-style-name="Standard">
      <style:text-properties style:text-underline-style="solid" style:text-underline-width="auto" style:text-underline-color="font-color" officeooo:rsid="0018d2b2" officeooo:paragraph-rsid="0018d2b2"/>
    </style:style>
    <style:style style:name="P3" style:family="paragraph" style:parent-style-name="Standard">
      <style:text-properties officeooo:rsid="0018d2b2" officeooo:paragraph-rsid="0018d2b2"/>
    </style:style>
    <style:style style:name="P4" style:family="paragraph" style:parent-style-name="Standard">
      <style:paragraph-properties fo:break-before="page"/>
      <style:text-properties officeooo:rsid="0018d2b2" officeooo:paragraph-rsid="0018d2b2"/>
    </style:style>
    <style:style style:name="P5" style:family="paragraph" style:parent-style-name="Standard">
      <style:text-properties officeooo:rsid="0056335f" officeooo:paragraph-rsid="0056335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placeholder text:placeholder-type="text">&lt;for each="coche in records"&gt;</text:placeholder></text:p>
      <text:p text:style-name="P1"/>
      <text:p text:style-name="P1"><text:span text:style-name="T2">Empresa</text:span>: <text:span text:style-name="T1"><text:placeholder text:placeholder-type="text">&lt;coche.propietario.rec_name&gt;</text:placeholder></text:span></text:p>
      <text:p text:style-name="P1"><text:span text:style-name="T2">Matricula</text:span>: <text:placeholder text:placeholder-type="text">&lt;coche.matricula&gt;</text:placeholder></text:p>
      <text:p text:style-name="P1"><text:span text:style-name="T2">Marca</text:span>: <text:placeholder text:placeholder-type="text">&lt;coche.marca.rec_name if coche.marca else ""&gt;</text:placeholder></text:p>
      <text:p text:style-name="P1"><text:span text:style-name="T2">Modelo</text:span>: <text:span text:style-name="T3"><text:placeholder text:placeholder-type="text">&lt;coche.modelo.rec_name if coche.modelo else ""&gt;</text:placeholder></text:span></text:p>
      <text:p text:style-name="P1"><text:span text:style-name="T2">Combustible</text:span>: <text:placeholder text:placeholder-type="text">&lt;coche.modelo.combustible if coche.modelo  else ""&gt;</text:placeholder></text:p>
      <text:p text:style-name="P5"><text:span text:style-name="T2"><text:placeholder text:placeholder-type="text">&lt;if test="coche.fecha_baja"&gt;</text:placeholder></text:span></text:p>
      <text:p text:style-name="P5"><text:span text:style-name="T2">Fecha de baja:</text:span> <text:placeholder text:placeholder-type="text">&lt;coche.fecha_baja&gt;</text:placeholder></text:p>
      <text:p text:style-name="P1"><text:placeholder text:placeholder-type="text">&lt;/if &gt;</text:placeholder></text:p>
      <text:p text:style-name="P4"/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6T17:59:21.337436051</meta:creation-date>
    <dc:date>2023-07-26T19:26:27.702402423</dc:date>
    <meta:editing-duration>PT1H19M11S</meta:editing-duration>
    <meta:editing-cycles>28</meta:editing-cycles>
    <meta:generator>LibreOffice/7.5.4.2$Linux_X86_64 LibreOffice_project/50$Build-2</meta:generator>
    <meta:document-statistic meta:table-count="0" meta:image-count="0" meta:object-count="0" meta:page-count="2" meta:paragraph-count="10" meta:word-count="35" meta:character-count="338" meta:non-whitespace-character-count="312"/>
  </office:meta>
</office:document-meta>
</file>